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Zoom Game Integration Notes with Nao</text:p>
      <text:p text:style-name="Standard"/>
      <text:list xml:id="list1337335586210658773" text:style-name="L1">
        <text:list-item>
          <text:p text:style-name="P1">Need to use demo3sdk</text:p>
        </text:list-item>
        <text:list-item>
          <text:p text:style-name="P1">use ssh to upload it to a server with node.js turned on</text:p>
        </text:list-item>
      </text:list>
      <text:p text:style-name="Standard"/>
      <text:list xml:id="list34378299" text:continue-numbering="true" text:style-name="L1">
        <text:list-item>
          <text:p text:style-name="P1">Installed node.js on server </text:p>
        </text:list-item>
        <text:list-item>
          <text:p text:style-name="P1">Then went into demo3sdk and:</text:p>
          <text:list>
            <text:list-item>
              <text:p text:style-name="P1">npm install @zoomus/websdk –save</text:p>
            </text:list-item>
            <text:list-item>
              <text:p text:style-name="P1">npm install </text:p>
            </text:list-item>
            <text:list-item>
              <text:p text:style-name="P1">npm run start </text:p>
              <text:list>
                <text:list-item>
                  <text:p text:style-name="P1">all ran smoothly except looks like errors on run start. <text:s/>See screen shot from 12/14/20 at 2:16pm</text:p>
                </text:list-item>
              </text:list>
            </text:list-item>
          </text:list>
        </text:list-item>
        <text:list-item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arry Volz</meta:initial-creator>
    <meta:creation-date>2020-12-12T15:51:05.12</meta:creation-date>
    <meta:document-statistic meta:table-count="0" meta:image-count="0" meta:object-count="0" meta:page-count="1" meta:paragraph-count="9" meta:word-count="65" meta:character-count="329"/>
    <dc:date>2020-12-14T14:17:28.32</dc:date>
    <dc:creator>Larry Volz</dc:creator>
    <meta:editing-duration>PT2S</meta:editing-duration>
    <meta:editing-cycles>1</meta:editing-cycles>
    <meta:generator>OpenOffice/4.1.7$Win32 OpenOffice.org_project/417m1$Build-9800</meta:generator>
  </office:meta>
</office:document-meta>
</file>